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r</mi>
                </mrow>
                <mo stretchy="false">)</mo>
              </mrow>
              <mo stretchy="false">=</mo>
              <mn>4</mn>
            </mrow>
            <mo stretchy="false">ε</mo>
            <mfenced open="[" close="]">
              <mrow>
                <mrow>
                  <msup>
                    <mfenced open="(" close=")">
                      <mrow>
                        <mfrac>
                          <mrow>
                            <mo stretchy="false">σ</mo>
                          </mrow>
                          <mrow>
                            <mi>r</mi>
                          </mrow>
                        </mfrac>
                      </mrow>
                    </mfenced>
                    <mn>12</mn>
                  </msup>
                  <mo stretchy="false">−</mo>
                  <msup>
                    <mfenced open="(" close=")">
                      <mrow>
                        <mfrac>
                          <mrow>
                            <mo stretchy="false">σ</mo>
                          </mrow>
                          <mrow>
                            <mi>r</mi>
                          </mrow>
                        </mfrac>
                      </mrow>
                    </mfenced>
                    <mn>6</mn>
                  </msup>
                </mrow>
              </mrow>
            </mfenced>
          </mrow>
        </mtd>
      </mtr>
      <mtr>
        <mtd/>
      </mtr>
      <mtr>
        <mtd>
          <mrow>
            <mi>f</mi>
            <mi>'</mi>
            <mrow>
              <mrow>
                <mo stretchy="false">(</mo>
                <mrow>
                  <mi>r</mi>
                </mrow>
                <mo stretchy="false">)</mo>
              </mrow>
              <mo stretchy="false">=</mo>
              <mrow>
                <mo stretchy="false">−</mo>
                <mn>24</mn>
              </mrow>
            </mrow>
            <mfrac>
              <mrow>
                <mo stretchy="false">ε</mo>
              </mrow>
              <mrow>
                <mi>r</mi>
              </mrow>
            </mfrac>
            <mfenced open="[" close="]">
              <mrow>
                <mn>2</mn>
                <mrow>
                  <msup>
                    <mfenced open="(" close=")">
                      <mrow>
                        <mfrac>
                          <mrow>
                            <mo stretchy="false">σ</mo>
                          </mrow>
                          <mrow>
                            <mi>r</mi>
                          </mrow>
                        </mfrac>
                      </mrow>
                    </mfenced>
                    <mn>12</mn>
                  </msup>
                  <mo stretchy="false">−</mo>
                  <msup>
                    <mfenced open="(" close=")">
                      <mrow>
                        <mfrac>
                          <mrow>
                            <mo stretchy="false">σ</mo>
                          </mrow>
                          <mrow>
                            <mi>r</mi>
                          </mrow>
                        </mfrac>
                      </mrow>
                    </mfenced>
                    <mn>6</mn>
                  </msup>
                </mrow>
              </mrow>
            </mfenced>
          </mrow>
        </mtd>
      </mtr>
    </mtable>
    <annotation encoding="StarMath 5.0">f (r) = 4  %varepsilon left [ left ({%sigma} over {r} right )^12 - left ({%sigma} over {r} right )^6 right ]

newline
newline

f'(r) = -24  {%varepsilon} over {r} left [ 2 left({%sigma} over {r} right )^12 - left ({%sigma} over {r} right )^6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mily </meta:initial-creator>
    <meta:creation-date>2014-03-23T16:36:09</meta:creation-date>
    <meta:generator>OpenOffice/4.0.1$Linux OpenOffice.org_project/401m5$Build-9714</meta:generator>
  </office:meta>
</office:document-meta>
</file>